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1cm" svg:x="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cm" svg:height="3cm" svg:x="3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2cm" svg:x="3.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1cm" svg:x="2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cm" svg:height="3cm" svg:x="3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2cm" svg:x="3.5cm" svg:y="7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5cm" svg:height="1.25cm" svg:x="3.752cm" svg:y="7.969cm">
          <draw:text-box>
            <text:p>× 2</text:p>
          </draw:text-box>
        </draw:frame>
        <draw:g>
          <draw:custom-shape draw:style-name="gr5" draw:text-style-name="P1" draw:layer="layout" svg:width="8cm" svg:height="1.5cm" svg:x="10.032cm" svg:y="4.72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" draw:layer="layout" svg:width="8cm" svg:height="1.5cm" draw:transform="rotate (1.58144283523176) translate (13.325cm 9.483cm)">
            <text:p/>
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" draw:layer="layout" svg:width="4cm" svg:height="4cm" svg:x="12.032cm" svg:y="3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3cm" svg:height="3cm" svg:x="12.532cm" svg:y="3.9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1" draw:layer="layout" svg:width="0.724cm" svg:height="3.024cm" svg:x="11.97cm" svg:y="9.29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724cm" svg:height="3.024cm" draw:transform="rotate (-1.56137154883502) translate (15.007cm 11.562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" draw:layer="layout" svg:width="0.724cm" svg:height="3.024cm" svg:x="11.97cm" svg:y="13.64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1" draw:layer="layout" svg:width="0.724cm" svg:height="3.024cm" draw:transform="rotate (-1.56137154883502) translate (15.007cm 13.64cm)">
              <text:p/>
              <draw:enhanced-geometry svg:viewBox="0 0 21600 21600" draw:mirror-vertical="true" draw:type="rectangle" draw:enhanced-path="M 0 0 L 21600 0 21600 21600 0 21600 0 0 Z N"/>
            </draw:custom-shape>
          </draw:g>
          <draw:custom-shape draw:style-name="gr5" draw:text-style-name="P1" draw:layer="layout" svg:width="1.36cm" svg:height="6.078cm" draw:transform="rotate (1.56538580611342) translate (14.077cm 13.783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" draw:layer="layout" svg:width="4cm" svg:height="4cm" svg:x="14cm" svg:y="10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3cm" svg:height="3cm" svg:x="14.5cm" svg:y="11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8cm" svg:height="1.5cm" svg:x="2.015cm" svg:y="14.23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" draw:layer="layout" svg:width="8cm" svg:height="1.5cm" draw:transform="rotate (1.58144283523176) translate (5.308cm 18.995cm)">
            <text:p/>
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" draw:layer="layout" svg:width="4cm" svg:height="4cm" svg:x="4.015cm" svg:y="12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3cm" svg:height="3cm" svg:x="4.515cm" svg:y="13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2" draw:layer="layout" svg:width="1.613cm" svg:height="2.44cm" svg:x="5.198cm" svg:y="13.702cm">
          <draw:text-box>
            <text:p text:style-name="P2">×</text:p>
          </draw:text-box>
        </draw:frame>
        <draw:frame draw:style-name="gr7" draw:text-style-name="P2" draw:layer="layout" svg:width="1.136cm" svg:height="2.44cm" svg:x="15.499cm" svg:y="11.717cm">
          <draw:text-box>
            <text:p text:style-name="P2"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9-01-29T20:45:58</meta:creation-date>
    <meta:generator>NeoOffice/3.4$Unix OpenOffice.org_project/Patch 0</meta:generator>
    <dc:date>2019-01-29T21:39:44</dc:date>
    <meta:editing-duration>PT00H53M54S</meta:editing-duration>
    <meta:editing-cycles>1</meta:editing-cycles>
    <meta:document-statistic meta:object-count="29"/>
  </office:meta>
</office:document-meta>
</file>